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loext:graphic-properties draw:fill="solid"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ffffff" fo:padding="0cm" fo:border="none" style:shadow="none" fo:keep-with-next="auto" style:join-border="false"/>
    </style:style>
    <style:style style:name="P2" style:family="paragraph" style:parent-style-name="normal">
      <style:paragraph-properties fo:text-align="justify" style:justify-single-word="false"/>
      <style:text-properties fo:font-weight="bold" officeooo:rsid="0006c3c4" officeooo:paragraph-rsid="0006c3c4" style:font-weight-asian="bold" style:font-weight-complex="bold"/>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06c3c4"/>
    </style:style>
    <style:style style:name="P5" style:family="paragraph" style:parent-style-name="normal" style:master-page-name="Standard">
      <style:paragraph-properties style:page-number="1"/>
    </style:style>
    <style:style style:name="P6" style:family="paragraph" style:parent-style-name="normal">
      <style:text-properties style:font-name="Liberation Serif" fo:font-style="normal" fo:font-weight="bold" style:font-name-asian="Liberation Serif1" style:font-style-asian="normal" style:font-weight-asian="bold" style:font-name-complex="Liberation Serif1"/>
    </style:style>
    <style:style style:name="P7" style:family="paragraph" style:parent-style-name="normal">
      <style:paragraph-properties fo:line-height="100%" fo:text-align="justify" style:justify-single-word="false" fo:orphans="0" fo:widows="0">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8" style:family="paragraph" style:parent-style-name="normal">
      <loext:graphic-properties draw:fill="solid"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ffffff" fo:padding="0cm" fo:border="none" style:shadow="none" fo:keep-with-next="auto" style:join-border="false"/>
    </style:style>
    <style:style style:name="P9" style:family="paragraph" style:parent-style-name="normal">
      <style:text-properties fo:font-weight="bold" style:font-weight-asian="bold"/>
    </style:style>
    <style:style style:name="P10" style:family="paragraph" style:parent-style-name="normal">
      <style:paragraph-properties fo:text-align="justify" style:justify-single-word="false"/>
      <style:text-properties fo:font-weight="bold" officeooo:rsid="0006c3c4" officeooo:paragraph-rsid="0006c3c4" style:font-weight-asian="bold" style:font-weight-complex="bold"/>
    </style:style>
    <style:style style:name="P11" style:family="paragraph" style:parent-style-name="normal">
      <style:text-properties fo:font-style="italic" fo:font-weight="bold" style:font-style-asian="italic" style:font-weight-asian="bold"/>
    </style:style>
    <style:style style:name="T1" style:family="text">
      <style:text-properties style:font-name="Liberation Serif" fo:font-style="normal" fo:font-weight="bold" style:font-name-asian="Liberation Serif1" style:font-style-asian="normal" style:font-weight-asian="bold" style:font-name-complex="Liberation Serif1"/>
    </style:style>
    <style:style style:name="T2" style:family="text">
      <style:text-properties fo:color="#000000" loext:opacity="100%" fo:font-size="12pt" fo:font-style="normal" fo:font-weight="bold" style:font-size-asian="12pt" style:font-style-asian="normal" style:font-weight-asian="bold" style:font-size-complex="12pt"/>
    </style:style>
    <style:style style:name="T3" style:family="text">
      <style:text-properties fo:font-weight="bold" style:font-weight-asian="bold"/>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font-variant="normal" fo:text-transform="none" fo:color="#1155cc" loext:opacity="100%" style:text-line-through-style="none" style:text-line-through-type="none" style:text-position="0% 100%" fo:font-size="12pt" fo:font-style="normal" style:text-underline-style="solid" style:text-underline-width="auto" style:text-underline-color="font-color" fo:font-weight="bold" fo:background-color="transparent" loext:char-shading-value="0" style:font-size-asian="12pt" style:font-style-asian="normal" style:font-weight-asian="bold" style:font-size-complex="12pt"/>
    </style:style>
    <style:style style:name="T6" style:family="text">
      <style:text-properties fo:font-style="italic" fo:font-weight="bold" style:font-style-asian="italic" style:font-weight-asian="bold"/>
    </style:style>
    <style:style style:name="T7" style:family="text">
      <style:text-properties officeooo:rsid="0004e8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 loext:marker-style-name="T1"/>
      <text:p text:style-name="P7" loext:marker-style-name="T2"><text:span text:style-name="T2">Antoine Brigouleix</text:span><text:span text:style-name="T2"/></text:p>
      <text:p text:style-name="P7" loext:marker-style-name="T3"><text:span text:style-name="T2">8 rue dauphin</text:span><text:span text:style-name="T2"/></text:p>
      <text:p text:style-name="P7" loext:marker-style-name="T2"><text:span text:style-name="T2">94800, </text:span><text:span text:style-name="T3">Villejuif</text:span></text:p>
      <text:p text:style-name="P7" loext:marker-style-name="T2"><text:span text:style-name="T2">06 32 08 80 55</text:span><text:span text:style-name="T2"/></text:p>
      <text:p text:style-name="P1" loext:marker-style-name="T3"><text:a xlink:type="simple" xlink:href="mailto:Antoine.brigouleix@gmail.com" text:style-name="Standard" text:visited-style-name="Standard"><text:span text:style-name="T4">A</text:span><text:span text:style-name="T5">ntoine.brigouleix@gmail.com</text:span></text:a></text:p>
      <text:p text:style-name="P1"/>
      <text:p text:style-name="normal"/>
      <text:p text:style-name="P9" loext:marker-style-name="T3"/>
      <text:p text:style-name="P9">Objet : Candidature pour le poste de Développeur web - <text:s/>Fullstack</text:p>
      <text:p text:style-name="normal"/>
      <text:p text:style-name="normal"/>
      <text:p text:style-name="normal">Madame, Monsieur,</text:p>
      <text:p text:style-name="normal"/>
      <text:p text:style-name="P3">Je vous adresse ma candidature dans l’objectif d’intégrer votre entreprise à la suite de votre offre de poste Développeur/Full stack en alternance. Ayant terminé cet été une formation de Développeur Web / Fullstack de niveau Bac+2 via OpenClassrooms, j’ai choisi de poursuivre de poursuivre ma formation au niveau Bac+4 en alternance, car je souhaite me préparer et me former plus concrètement au métier de Développeur/Full stack. Ma formation démarrera en septembre 2024. </text:p>
      <text:p text:style-name="P3"/>
      <text:p text:style-name="P3">C’est dans une démarche de reconversion professionnelle que j’ai entamé cette formation qui m’a permis de travailler sur des projets tangibles et divers. J’ai acquis une expérience dans la conduite de plusieurs projets au fil des mois où j’ai pu expérimenté différents domaines comme la gestion de projet, les techniques Agiles, le CSS, l’HTML, Node.Js, ReactJS, JavaScript et d’autres. Par ailleurs, j’ai pu travailler sur divers IDE comme Visual Studio Code, IntelliJ, SublimText et Android Studio. </text:p>
      <text:p text:style-name="P4">Vous trouverez sur mon cv un Q<text:span text:style-name="T7">R</text:span> code qui vous permettra d’accéder directement à mon portfolio et ainsi avoir un tour d’horizon de ce que j’ai déjà pu réaliser comme projet.</text:p>
      <text:p text:style-name="P3">Les missions qui figurent dans l’offre de poste, sont en adéquation avec mes appétences en tant que professionnel et mes compétences acquises. Une alternance au sein de votre entreprise me permettra <text:s/>d’allier enseignement théorique et formation pratique et me permettra de mettre en pratique les notions étudiées en acquérant une solide expérience professionnelle. </text:p>
      <text:p text:style-name="P3"/>
      <text:p text:style-name="P2">Insérer information sur l’entreprise</text:p>
      <text:p text:style-name="P2"/>
      <text:p text:style-name="P3">Lors de chacune de mes expériences professionnelles antérieures, j’ai été en contact avec des professionnels qualifiés, j’ai eu à participer à des missions différentes qui m’ont permis d’acquérir une certaine expérience du monde du travail et du respect des objectifs dans les délais fixés. Sérieux, motivé, rigoureux, sociable et à l’écoute, je suis capable de m’intégrer dans une équipe afin d’y travailler de façon efficace avec les qualités d’adaptation indispensables à la réussite d’une collaboration professionnelle.</text:p>
      <text:p text:style-name="normal"/>
      <text:p text:style-name="normal">Je reste à votre disposition pour tout complément d’information sur ma candidature ou le contenu de ma formation et je serai également réactif pour toute demande d’entretien, au téléphone ou au sein de vos locaux. </text:p>
      <text:p text:style-name="normal">Dans l’attente d’une réponse de votre part, je vous prie d’agréer (Madame, Monsieur) mes sincères salutations. </text:p>
      <text:p text:style-name="normal"><text:s/></text:p>
      <text:p text:style-name="normal"><text:s text:c="101"/>Antoine BRIGOULEIX</text:p>
      <text:p text:style-name="P11" loext:marker-style-name="T6"/>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04T16:43:49.373000000</dc:date>
    <meta:editing-duration>PT3H40M22S</meta:editing-duration>
    <meta:editing-cycles>6</meta:editing-cycles>
    <meta:generator>LibreOffice/7.5.4.2$Windows_X86_64 LibreOffice_project/36ccfdc35048b057fd9854c757a8b67ec53977b6</meta:generator>
    <meta:document-statistic meta:table-count="0" meta:image-count="0" meta:object-count="0" meta:page-count="1" meta:paragraph-count="17" meta:word-count="391" meta:character-count="2686" meta:non-whitespace-character-count="2202"/>
  </office:meta>
</office:document-meta>
</file>